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6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53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-color="#66ccff" draw:textarea-horizontal-align="justify" draw:textarea-vertical-align="middle" draw:auto-grow-height="false" fo:min-height="2.544cm" fo:min-width="3.772cm"/>
    </style:style>
    <style:style style:name="gr5" style:family="graphic" style:parent-style-name="standard">
      <style:graphic-properties draw:textarea-horizontal-align="justify" draw:textarea-vertical-align="middle" draw:auto-grow-height="false" fo:min-height="0.385cm" fo:min-width="1.78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6cm" fo:min-width="1.35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1.526cm"/>
    </style:style>
    <style:style style:name="gr8" style:family="graphic" style:parent-style-name="standard">
      <style:graphic-properties draw:fill-color="#66ccff" draw:textarea-horizontal-align="justify" draw:textarea-vertical-align="middle" draw:auto-grow-height="false" fo:min-height="1.267cm" fo:min-width="5.85cm"/>
    </style:style>
    <style:style style:name="gr9" style:family="graphic" style:parent-style-name="standard">
      <style:graphic-properties draw:fill-color="#66ccff" draw:textarea-horizontal-align="justify" draw:textarea-vertical-align="middle" draw:auto-grow-height="false" fo:min-height="0.831cm" fo:min-width="2.488cm"/>
    </style:style>
    <style:style style:name="gr10" style:family="graphic" style:parent-style-name="standard">
      <style:graphic-properties draw:fill-color="#66ccff" draw:textarea-horizontal-align="justify" draw:textarea-vertical-align="middle" draw:auto-grow-height="false" fo:min-height="1.267cm" fo:min-width="5.085cm"/>
    </style:style>
    <style:style style:name="gr11" style:family="graphic" style:parent-style-name="standard">
      <style:graphic-properties svg:stroke-color="#729fcf" draw:textarea-horizontal-align="justify" draw:textarea-vertical-align="middle" draw:auto-grow-height="false" fo:min-height="0.004cm" fo:min-width="0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 draw:fill-color="#ffffff"/>
      <style:text-properties fo:font-size="14pt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66ccff"/>
      <style:paragraph-properties fo:text-align="center"/>
      <style:text-properties style:font-name="Courier 10 Pitch1" fo:font-size="11pt" style:font-size-asian="11pt" style:font-size-complex="11pt"/>
    </style:style>
    <style:style style:name="P5" style:family="paragraph">
      <loext:graphic-properties draw:fill="none" draw:fill-color="#ffffff"/>
      <style:text-properties style:font-name="Courier 10 Pitch1" fo:font-size="8pt" style:font-size-asian="12pt" style:font-size-complex="12pt"/>
    </style:style>
    <style:style style:name="P6" style:family="paragraph">
      <loext:graphic-properties draw:fill="none" draw:fill-color="#ffffff"/>
      <style:text-properties style:font-name="Courier 10 Pitch1" fo:font-size="12pt" style:font-size-asian="12pt" style:font-size-complex="12pt"/>
    </style:style>
    <style:style style:name="T1" style:family="text">
      <style:text-properties fo:font-size="14pt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style:font-name="Courier 10 Pitch1" fo:font-size="11pt" style:font-size-asian="11pt" style:font-size-complex="11pt"/>
    </style:style>
    <style:style style:name="T3" style:family="text">
      <style:text-properties style:font-name="Courier 10 Pitch1" fo:font-size="6pt" style:font-size-asian="6pt" style:font-size-complex="6pt"/>
    </style:style>
    <style:style style:name="T4" style:family="text">
      <style:text-properties style:font-name="Courier 10 Pitch1" fo:font-size="8pt" style:font-size-asian="12pt" style:font-size-complex="12pt"/>
    </style:style>
    <style:style style:name="T5" style:family="text">
      <style:text-properties style:font-name="Courier 10 Pitch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768cm" svg:height="0.806cm" svg:x="5.693cm" svg:y="5.716cm">
          <draw:text-box>
            <text:p><text:span text:style-name="T1">stack</text:span></text:p>
          </draw:text-box>
        </draw:frame>
        <draw:frame draw:style-name="gr2" draw:text-style-name="P1" draw:layer="layout" svg:width="1.653cm" svg:height="0.806cm" svg:x="13.021cm" svg:y="5.716cm">
          <draw:text-box>
            <text:p><text:span text:style-name="T1">heap</text:span></text:p>
          </draw:text-box>
        </draw:frame>
        <draw:line draw:style-name="gr3" draw:text-style-name="P2" draw:layer="layout" svg:x1="3.275cm" svg:y1="15.158cm" svg:x2="9.879cm" svg:y2="15.158cm">
          <text:p/>
        </draw:line>
        <draw:custom-shape draw:style-name="gr4" draw:text-style-name="P4" xml:id="id10" draw:id="id10" draw:layer="layout" svg:width="4.272cm" svg:height="2.794cm" svg:x="11.322cm" svg:y="10.684cm">
          <text:p text:style-name="P3"><text:span text:style-name="T2">: Hashtable</text:span></text:p>
          <text:p text:style-name="P3"><text:span text:style-name="T3"/></text:p>
          <text:p text:style-name="P3"><text:span text:style-name="T2"/></text:p>
          <text:p text:style-name="P3"><text:span text:style-name="T2"/></text:p>
          <text:p text:style-name="P3"><text:span text:style-name="T3"/></text:p>
          <text:p text:style-name="P3"><text:span text:style-name="T2"/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1.322cm" svg:y1="11.195cm" svg:x2="15.594cm" svg:y2="11.195cm">
          <text:p/>
        </draw:line>
        <draw:custom-shape draw:style-name="gr5" draw:text-style-name="P3" draw:layer="layout" svg:width="2.286cm" svg:height="0.635cm" svg:x="13.054cm" svg:y="11.455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857cm" svg:height="0.586cm" svg:x="11.265cm" svg:y="11.515cm">
          <draw:text-box>
            <text:p><text:span text:style-name="T4">contents</text:span></text:p>
          </draw:text-box>
        </draw:frame>
        <draw:line draw:style-name="gr3" draw:text-style-name="P2" draw:layer="layout" svg:x1="14.162cm" svg:y1="11.455cm" svg:x2="14.162cm" svg:y2="12.09cm">
          <text:p/>
        </draw:line>
        <draw:frame draw:style-name="gr7" draw:text-style-name="P6" xml:id="id9" draw:id="id9" draw:layer="layout" svg:width="2.788cm" svg:height="0.742cm" svg:x="3.665cm" svg:y="14.215cm">
          <draw:text-box>
            <text:p><text:span text:style-name="T5">customers</text:span></text:p>
          </draw:text-box>
        </draw:frame>
        <draw:custom-shape draw:style-name="gr8" draw:text-style-name="P4" xml:id="id6" draw:id="id6" draw:layer="layout" svg:width="6.35cm" svg:height="1.517cm" svg:x="11.668cm" svg:y="7.009cm">
          <text:p text:style-name="P3"><text:span text:style-name="T2">: Customer</text:span></text:p>
          <text:p text:style-name="P3"><text:span text:style-name="T2">name = "Joe Blow"</text:span></text:p>
          <text:p text:style-name="P3"><text:span text:style-name="T2">city = "New Plymouth, ID"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11.693cm" svg:y1="7.495cm" svg:x2="18.018cm" svg:y2="7.495cm">
          <text:p/>
        </draw:line>
        <draw:custom-shape draw:style-name="gr9" draw:text-style-name="P4" draw:layer="layout" svg:width="2.988cm" svg:height="1.081cm" svg:x="14.83cm" svg:y="9.209cm">
          <text:p text:style-name="P3"><text:span text:style-name="T2">: Integer</text:span></text:p>
          <text:p text:style-name="P3"><text:span text:style-name="T2">val = 7533</text:span></text:p>
          <draw:enhanced-geometry svg:viewBox="0 0 21600 21600" draw:type="rectangle" draw:enhanced-path="M 0 0 L 21600 0 21600 21600 0 21600 0 0 Z N"/>
        </draw:custom-shape>
        <draw:line draw:style-name="gr3" draw:text-style-name="P2" xml:id="id4" draw:id="id4" draw:layer="layout" svg:x1="14.83cm" svg:y1="9.695cm" svg:x2="17.818cm" svg:y2="9.695cm">
          <text:p/>
        </draw:line>
        <draw:custom-shape draw:style-name="gr5" draw:text-style-name="P3" draw:layer="layout" svg:width="2.286cm" svg:height="0.635cm" svg:x="13.054cm" svg:y="12.055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4.162cm" svg:y1="12.055cm" svg:x2="14.162cm" svg:y2="12.69cm">
          <text:p/>
        </draw:line>
        <draw:custom-shape draw:style-name="gr5" draw:text-style-name="P3" draw:layer="layout" svg:width="2.286cm" svg:height="0.635cm" svg:x="13.054cm" svg:y="12.655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4.162cm" svg:y1="12.655cm" svg:x2="14.162cm" svg:y2="13.29cm">
          <text:p/>
        </draw:line>
        <draw:frame draw:style-name="gr6" draw:text-style-name="P5" draw:layer="layout" svg:width="1.857cm" svg:height="0.586cm" svg:x="13.113cm" svg:y="12.716cm">
          <draw:text-box>
            <text:p><text:span text:style-name="T4">...</text:span></text:p>
          </draw:text-box>
        </draw:frame>
        <draw:frame draw:style-name="gr6" draw:text-style-name="P5" draw:layer="layout" svg:width="1.857cm" svg:height="0.586cm" svg:x="14.28cm" svg:y="12.732cm">
          <draw:text-box>
            <text:p><text:span text:style-name="T4">...</text:span></text:p>
          </draw:text-box>
        </draw:frame>
        <draw:custom-shape draw:style-name="gr9" draw:text-style-name="P4" xml:id="id2" draw:id="id2" draw:layer="layout" svg:width="2.988cm" svg:height="1.081cm" svg:x="17.03cm" svg:y="12.209cm">
          <text:p text:style-name="P3"><text:span text:style-name="T2">: Integer</text:span></text:p>
          <text:p text:style-name="P3"><text:span text:style-name="T2">val = 6717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7.03cm" svg:y1="12.695cm" svg:x2="20.018cm" svg:y2="12.695cm">
          <text:p/>
        </draw:line>
        <draw:custom-shape draw:style-name="gr10" draw:text-style-name="P4" xml:id="id8" draw:id="id8" draw:layer="layout" svg:width="5.585cm" svg:height="1.517cm" svg:x="13.068cm" svg:y="14.009cm">
          <text:p text:style-name="P3"><text:span text:style-name="T2">: Customer</text:span></text:p>
          <text:p text:style-name="P3"><text:span text:style-name="T2">name = "Jill Hill"</text:span></text:p>
          <text:p text:style-name="P3"><text:span text:style-name="T2">city = "New York, NY"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13.09cm" svg:y1="14.495cm" svg:x2="18.653cm" svg:y2="14.495cm">
          <text:p/>
        </draw:line>
        <draw:custom-shape draw:style-name="gr11" draw:text-style-name="P3" xml:id="id1" draw:id="id1" draw:layer="layout" svg:width="0.254cm" svg:height="0.254cm" svg:x="13.497cm" svg:y="11.62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xml:id="id3" draw:id="id3" draw:layer="layout" svg:width="0.254cm" svg:height="0.254cm" svg:x="13.397cm" svg:y="12.32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xml:id="id7" draw:id="id7" draw:layer="layout" svg:width="0.254cm" svg:height="0.254cm" svg:x="14.597cm" svg:y="11.62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xml:id="id5" draw:id="id5" draw:layer="layout" svg:width="0.254cm" svg:height="0.254cm" svg:x="14.197cm" svg:y="12.228cm">
          <text:p/>
          <draw:enhanced-geometry svg:viewBox="0 0 21600 21600" draw:type="rectangle" draw:enhanced-path="M 0 0 L 21600 0 21600 21600 0 21600 0 0 Z N"/>
        </draw:custom-shape>
        <draw:connector draw:style-name="gr12" draw:text-style-name="P2" draw:layer="layout" draw:type="curve" svg:x1="13.751cm" svg:y1="11.755cm" svg:x2="18.524cm" svg:y2="12.209cm" draw:start-shape="id1" draw:start-glue-point="1" draw:end-shape="id2" draw:end-glue-point="0" svg:d="M13751 11755c2460 0 2050-23 2628-98s2145-201 2145 552" svg:viewBox="0 0 4774 610">
          <text:p/>
        </draw:connector>
        <draw:connector draw:style-name="gr12" draw:text-style-name="P2" draw:layer="layout" draw:type="curve" draw:line-skew="-1.326cm" svg:x1="13.524cm" svg:y1="12.323cm" svg:x2="14.83cm" svg:y2="9.695cm" draw:start-shape="id3" draw:start-glue-point="0" draw:end-shape="id4" draw:end-glue-point="3" svg:d="M13524 12323c0-3960 1306-2646 1306-2628" svg:viewBox="0 0 1307 2852">
          <text:p/>
        </draw:connector>
        <draw:connector draw:style-name="gr12" draw:text-style-name="P2" draw:layer="layout" draw:type="curve" draw:line-skew="0.147cm" svg:x1="14.451cm" svg:y1="12.355cm" svg:x2="18.018cm" svg:y2="7.767cm" draw:start-shape="id5" draw:start-glue-point="1" draw:end-shape="id6" svg:d="M14451 12355c6322 0 4539-4588 3567-4588" svg:viewBox="0 0 4563 4589">
          <text:p/>
        </draw:connector>
        <draw:connector draw:style-name="gr12" draw:text-style-name="P2" draw:layer="layout" draw:type="curve" svg:x1="14.724cm" svg:y1="11.882cm" svg:x2="15.86cm" svg:y2="14.009cm" draw:start-shape="id7" draw:start-glue-point="2" draw:end-shape="id8" svg:d="M14724 11882c0 1594 1136 531 1136 2127" svg:viewBox="0 0 1137 2128">
          <text:p/>
        </draw:connector>
        <draw:connector draw:style-name="gr12" draw:text-style-name="P2" draw:layer="layout" draw:type="curve" svg:x1="6.453cm" svg:y1="14.586cm" svg:x2="11.322cm" svg:y2="12.081cm" draw:start-shape="id9" draw:start-glue-point="1" draw:end-shape="id10" svg:d="M6453 14586c3651 0 1217-2505 4869-2505" svg:viewBox="0 0 4870 250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6T22:08:29.913551088</meta:creation-date>
    <meta:generator>LibreOffice/5.1.6.2$Linux_X86_64 LibreOffice_project/10m0$Build-2</meta:generator>
    <dc:date>2018-09-22T17:06:42.767643803</dc:date>
    <meta:editing-duration>PT1H18M30S</meta:editing-duration>
    <meta:editing-cycles>20</meta:editing-cycles>
    <meta:document-statistic meta:object-count="32"/>
  </office:meta>
</office:document-meta>
</file>